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pple-system, BlinkMacSystemFon" svg:font-family="apple-system, BlinkMacSystemFon" style:font-family-generic="system"/>
    <style:font-face style:name="raleway, Helvetica, Arial, sans" svg:font-family="raleway, Helvetica, Arial, sans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fo:font-size="25pt" style:font-size-asian="25pt" style:font-size-complex="25pt"/>
    </style:style>
    <style:style style:name="P3" style:parent-style-name="Standard" style:family="paragraph">
      <style:paragraph-properties fo:line-height="100%"/>
    </style:style>
    <style:style style:name="P4" style:parent-style-name="Standard" style:family="paragraph">
      <style:paragraph-properties fo:line-height="100%"/>
    </style:style>
    <style:style style:name="P5" style:parent-style-name="Standard" style:family="paragraph">
      <style:paragraph-properties fo:line-height="100%"/>
    </style:style>
    <style:style style:name="P6" style:parent-style-name="Standard" style:family="paragraph">
      <style:paragraph-properties fo:line-height="100%"/>
    </style:style>
    <style:style style:name="P7" style:parent-style-name="Standard" style:family="paragraph">
      <style:paragraph-properties fo:line-height="100%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fo:color="#333333"/>
    </style:style>
    <style:style style:name="P10" style:parent-style-name="Textbody" style:family="paragraph">
      <style:paragraph-properties fo:margin-bottom="0.052in" fo:line-height="150%"/>
      <style:text-properties fo:color="#555555"/>
    </style:style>
    <style:style style:name="P11" style:parent-style-name="Textbody" style:family="paragraph">
      <style:paragraph-properties fo:margin-bottom="0.052in" fo:line-height="150%"/>
    </style:style>
    <style:style style:name="T12" style:parent-style-name="DefaultParagraphFont" style:family="text">
      <style:text-properties fo:color="#555555"/>
    </style:style>
    <style:style style:name="T13" style:parent-style-name="DefaultParagraphFont" style:family="text">
      <style:text-properties fo:color="#555555"/>
    </style:style>
    <style:style style:name="T14" style:parent-style-name="DefaultParagraphFont" style:family="text">
      <style:text-properties fo:color="#555555"/>
    </style:style>
    <style:style style:name="P15" style:parent-style-name="Standard" style:family="paragraph">
      <style:paragraph-properties fo:line-height="100%"/>
    </style:style>
    <style:style style:name="P16" style:parent-style-name="Standard" style:family="paragraph">
      <style:paragraph-properties fo:line-height="100%"/>
    </style:style>
    <style:style style:name="P17" style:parent-style-name="Standard" style:family="paragraph">
      <style:paragraph-properties fo:line-height="100%"/>
    </style:style>
    <style:style style:name="P18" style:parent-style-name="Standard" style:family="paragraph">
      <style:paragraph-properties fo:line-height="100%"/>
    </style:style>
    <style:style style:name="T19" style:parent-style-name="DefaultParagraphFont" style:family="text">
      <style:text-properties fo:color="#333333"/>
    </style:style>
    <style:style style:name="P20" style:parent-style-name="Textbody" style:family="paragraph">
      <style:paragraph-properties fo:margin-bottom="0.052in" fo:line-height="150%"/>
      <style:text-properties fo:color="#555555"/>
    </style:style>
    <style:style style:name="P21" style:parent-style-name="Textbody" style:family="paragraph">
      <style:paragraph-properties fo:margin-bottom="0.052in" fo:line-height="150%"/>
    </style:style>
    <style:style style:name="T22" style:parent-style-name="DefaultParagraphFont" style:family="text">
      <style:text-properties fo:color="#555555"/>
    </style:style>
    <style:style style:name="T23" style:parent-style-name="DefaultParagraphFont" style:family="text">
      <style:text-properties fo:color="#555555"/>
    </style:style>
    <style:style style:name="T24" style:parent-style-name="DefaultParagraphFont" style:family="text">
      <style:text-properties fo:color="#555555"/>
    </style:style>
    <style:style style:name="P25" style:parent-style-name="Standard" style:family="paragraph">
      <style:paragraph-properties fo:line-height="100%"/>
    </style:style>
    <style:style style:name="P26" style:parent-style-name="Standard" style:family="paragraph">
      <style:paragraph-properties fo:line-height="100%"/>
    </style:style>
    <style:style style:name="P27" style:parent-style-name="Standard" style:family="paragraph">
      <style:paragraph-properties fo:line-height="100%"/>
    </style:style>
    <style:style style:name="P28" style:parent-style-name="Heading2" style:family="paragraph">
      <style:paragraph-properties fo:line-height="100%"/>
      <style:text-properties style:font-name="Calibri" fo:font-weight="normal" style:font-weight-asian="normal" fo:color="#333333" fo:font-size="11pt" style:font-size-asian="11pt" style:font-size-complex="11pt"/>
    </style:style>
    <style:style style:name="P29" style:parent-style-name="Textbody" style:family="paragraph">
      <style:paragraph-properties fo:margin-bottom="0.052in" fo:line-height="150%"/>
      <style:text-properties fo:color="#555555"/>
    </style:style>
    <style:style style:name="P30" style:parent-style-name="Textbody" style:family="paragraph">
      <style:paragraph-properties fo:margin-bottom="0.052in" fo:line-height="150%"/>
    </style:style>
    <style:style style:name="T31" style:parent-style-name="DefaultParagraphFont" style:family="text">
      <style:text-properties fo:color="#555555"/>
    </style:style>
    <style:style style:name="T32" style:parent-style-name="DefaultParagraphFont" style:family="text">
      <style:text-properties fo:color="#555555"/>
    </style:style>
    <style:style style:name="T33" style:parent-style-name="DefaultParagraphFont" style:family="text">
      <style:text-properties fo:color="#555555"/>
    </style:style>
    <style:style style:name="P34" style:parent-style-name="Standard" style:family="paragraph">
      <style:paragraph-properties fo:line-height="100%"/>
    </style:style>
    <style:style style:name="P35" style:parent-style-name="Standard" style:family="paragraph">
      <style:paragraph-properties fo:line-height="100%"/>
    </style:style>
    <style:style style:name="P36" style:parent-style-name="Standard" style:family="paragraph">
      <style:paragraph-properties fo:line-height="100%"/>
    </style:style>
    <style:style style:name="P37" style:parent-style-name="Standard" style:family="paragraph">
      <style:paragraph-properties fo:line-height="100%"/>
    </style:style>
    <style:style style:name="P38" style:parent-style-name="Standard" style:family="paragraph">
      <style:paragraph-properties fo:line-height="100%"/>
    </style:style>
    <style:style style:name="P39" style:parent-style-name="Standard" style:family="paragraph">
      <style:paragraph-properties fo:line-height="100%"/>
    </style:style>
    <style:style style:name="P40" style:parent-style-name="Standard" style:family="paragraph">
      <style:paragraph-properties fo:line-height="100%"/>
    </style:style>
    <style:style style:name="P41" style:parent-style-name="Standard" style:family="paragraph">
      <style:paragraph-properties fo:line-height="100%"/>
    </style:style>
    <style:style style:name="P42" style:parent-style-name="Standard" style:family="paragraph">
      <style:paragraph-properties fo:line-height="100%"/>
    </style:style>
    <style:style style:name="P43" style:parent-style-name="Standard" style:family="paragraph">
      <style:paragraph-properties fo:line-height="100%"/>
    </style:style>
    <style:style style:name="P44" style:parent-style-name="Standard" style:family="paragraph">
      <style:paragraph-properties fo:line-height="100%"/>
    </style:style>
    <style:style style:name="P45" style:parent-style-name="Standard" style:family="paragraph">
      <style:paragraph-properties fo:line-height="100%"/>
    </style:style>
    <style:style style:name="P46" style:parent-style-name="Standard" style:family="paragraph">
      <style:paragraph-properties fo:line-height="100%"/>
    </style:style>
    <style:style style:name="P47" style:parent-style-name="Standard" style:family="paragraph">
      <style:paragraph-properties fo:line-height="100%"/>
    </style:style>
    <style:style style:name="T48" style:parent-style-name="DefaultParagraphFont" style:family="text">
      <style:text-properties style:font-name="apple-system, BlinkMacSystemFon" fo:color="#333333"/>
    </style:style>
    <style:style style:name="P49" style:parent-style-name="Textbody" style:family="paragraph">
      <style:paragraph-properties fo:margin-bottom="0.052in" fo:line-height="150%"/>
      <style:text-properties fo:color="#555555"/>
    </style:style>
    <style:style style:name="P50" style:parent-style-name="Standard" style:family="paragraph">
      <style:paragraph-properties fo:line-height="100%"/>
      <style:text-properties fo:color="#555555"/>
    </style:style>
    <style:style style:name="P51" style:parent-style-name="Standard" style:family="paragraph">
      <style:paragraph-properties fo:line-height="100%"/>
    </style:style>
    <style:style style:name="P52" style:parent-style-name="Standard" style:family="paragraph">
      <style:paragraph-properties fo:line-height="100%"/>
    </style:style>
    <style:style style:name="P53" style:parent-style-name="Standard" style:family="paragraph">
      <style:paragraph-properties fo:line-height="100%"/>
    </style:style>
    <style:style style:name="T54" style:parent-style-name="DefaultParagraphFont" style:family="text">
      <style:text-properties style:font-name="raleway, Helvetica, Arial, sans" fo:font-weight="bold" style:font-weight-asian="bold" fo:color="#444444"/>
    </style:style>
    <style:style style:name="P55" style:parent-style-name="Standard" style:family="paragraph">
      <style:paragraph-properties fo:line-height="100%"/>
    </style:style>
    <style:style style:name="P56" style:parent-style-name="Standard" style:family="paragraph">
      <style:paragraph-properties fo:line-height="100%"/>
    </style:style>
    <style:style style:name="P57" style:parent-style-name="Standard" style:family="paragraph">
      <style:paragraph-properties fo:line-height="100%"/>
    </style:style>
    <style:style style:name="P58" style:parent-style-name="Standard" style:family="paragraph">
      <style:paragraph-properties fo:line-height="100%"/>
    </style:style>
    <style:style style:name="T59" style:parent-style-name="DefaultParagraphFont" style:family="text">
      <style:text-properties style:font-name="apple-system, BlinkMacSystemFon" fo:color="#333333"/>
    </style:style>
    <style:style style:name="P60" style:parent-style-name="Textbody" style:family="paragraph">
      <style:paragraph-properties fo:margin-bottom="0.052in" fo:line-height="150%"/>
      <style:text-properties fo:color="#555555"/>
    </style:style>
    <style:style style:name="P61" style:parent-style-name="Standard" style:family="paragraph">
      <style:paragraph-properties fo:line-height="100%"/>
    </style:style>
    <style:style style:name="T62" style:parent-style-name="DefaultParagraphFont" style:family="text">
      <style:text-properties fo:color="#555555"/>
    </style:style>
    <style:style style:name="T63" style:parent-style-name="DefaultParagraphFont" style:family="text">
      <style:text-properties fo:color="#555555"/>
    </style:style>
    <style:style style:name="T64" style:parent-style-name="DefaultParagraphFont" style:family="text">
      <style:text-properties fo:color="#555555"/>
    </style:style>
    <style:style style:name="P65" style:parent-style-name="Standard" style:family="paragraph">
      <style:paragraph-properties fo:line-height="100%"/>
    </style:style>
    <style:style style:name="P66" style:parent-style-name="Standard" style:family="paragraph">
      <style:paragraph-properties fo:line-height="100%"/>
    </style:style>
    <style:style style:name="P67" style:parent-style-name="Standard" style:family="paragraph">
      <style:paragraph-properties fo:line-height="100%"/>
    </style:style>
    <style:style style:name="P68" style:parent-style-name="Standard" style:family="paragraph">
      <style:paragraph-properties fo:line-height="100%"/>
    </style:style>
    <style:style style:name="T69" style:parent-style-name="DefaultParagraphFont" style:family="text">
      <style:text-properties fo:color="#333333"/>
    </style:style>
    <style:style style:name="P70" style:parent-style-name="Textbody" style:family="paragraph">
      <style:paragraph-properties fo:margin-bottom="0.052in" fo:line-height="150%"/>
      <style:text-properties fo:color="#555555"/>
    </style:style>
    <style:style style:name="P71" style:parent-style-name="Textbody" style:family="paragraph">
      <style:paragraph-properties fo:margin-bottom="0.052in" fo:line-height="150%"/>
    </style:style>
    <style:style style:name="T72" style:parent-style-name="DefaultParagraphFont" style:family="text">
      <style:text-properties fo:color="#555555"/>
    </style:style>
    <style:style style:name="T73" style:parent-style-name="DefaultParagraphFont" style:family="text">
      <style:text-properties fo:color="#555555"/>
    </style:style>
    <style:style style:name="T74" style:parent-style-name="DefaultParagraphFont" style:family="text">
      <style:text-properties fo:color="#555555"/>
    </style:style>
    <style:style style:name="P75" style:parent-style-name="Textbody" style:family="paragraph">
      <style:paragraph-properties fo:margin-bottom="0.052in" fo:line-height="150%"/>
      <style:text-properties fo:color="#555555"/>
    </style:style>
    <style:style style:name="P76" style:parent-style-name="Textbody" style:family="paragraph">
      <style:paragraph-properties fo:margin-bottom="0.052in" fo:line-height="150%"/>
      <style:text-properties fo:color="#555555"/>
    </style:style>
    <style:style style:name="P77" style:parent-style-name="Textbody" style:family="paragraph">
      <style:paragraph-properties fo:margin-bottom="0.052in" fo:line-height="150%"/>
      <style:text-properties fo:color="#555555"/>
    </style:style>
    <style:style style:name="P78" style:parent-style-name="Textbody" style:family="paragraph">
      <style:paragraph-properties fo:margin-bottom="0.052in" fo:line-height="150%"/>
      <style:text-properties fo:color="#555555"/>
    </style:style>
    <style:style style:name="P79" style:parent-style-name="Textbody" style:family="paragraph">
      <style:paragraph-properties fo:margin-bottom="0.052in" fo:line-height="150%"/>
    </style:style>
    <style:style style:name="T80" style:parent-style-name="DefaultParagraphFont" style:family="text">
      <style:text-properties fo:color="#555555"/>
    </style:style>
    <style:style style:name="T81" style:parent-style-name="DefaultParagraphFont" style:family="text">
      <style:text-properties fo:color="#555555"/>
    </style:style>
    <style:style style:name="T82" style:parent-style-name="DefaultParagraphFont" style:family="text">
      <style:text-properties fo:color="#555555"/>
    </style:style>
    <style:style style:name="P83" style:parent-style-name="Textbody" style:family="paragraph">
      <style:paragraph-properties fo:margin-bottom="0.052in" fo:line-height="150%"/>
      <style:text-properties fo:color="#555555"/>
    </style:style>
    <style:style style:name="P84" style:parent-style-name="Textbody" style:family="paragraph">
      <style:paragraph-properties fo:margin-bottom="0.052in" fo:line-height="150%"/>
      <style:text-properties fo:color="#555555"/>
    </style:style>
    <style:style style:name="P85" style:parent-style-name="Textbody" style:family="paragraph">
      <style:paragraph-properties fo:margin-bottom="0.052in" fo:line-height="150%"/>
      <style:text-properties fo:color="#555555"/>
    </style:style>
    <style:style style:name="P86" style:parent-style-name="Textbody" style:family="paragraph">
      <style:paragraph-properties fo:margin-bottom="0.052in" fo:line-height="150%"/>
      <style:text-properties fo:color="#555555"/>
    </style:style>
    <style:style style:name="P87" style:parent-style-name="Textbody" style:family="paragraph">
      <style:paragraph-properties fo:margin-bottom="0.052in" fo:line-height="150%"/>
      <style:text-properties fo:color="#555555"/>
    </style:style>
    <style:style style:name="P88" style:parent-style-name="Textbody" style:family="paragraph">
      <style:paragraph-properties fo:margin-bottom="0.052in" fo:line-height="150%"/>
      <style:text-properties fo:color="#555555"/>
    </style:style>
    <style:style style:name="P89" style:parent-style-name="Textbody" style:family="paragraph">
      <style:paragraph-properties fo:margin-bottom="0.052in" fo:line-height="150%"/>
      <style:text-properties fo:color="#555555"/>
    </style:style>
    <style:style style:name="P90" style:parent-style-name="Textbody" style:family="paragraph">
      <style:paragraph-properties fo:margin-bottom="0.052in" fo:line-height="150%"/>
      <style:text-properties fo:color="#555555"/>
    </style:style>
    <style:style style:name="P91" style:parent-style-name="Textbody" style:family="paragraph">
      <style:paragraph-properties fo:margin-bottom="0.052in" fo:line-height="150%"/>
      <style:text-properties fo:color="#555555"/>
    </style:style>
    <style:style style:name="P92" style:parent-style-name="Textbody" style:family="paragraph">
      <style:paragraph-properties fo:margin-bottom="0.052in" fo:line-height="150%"/>
      <style:text-properties fo:color="#555555"/>
    </style:style>
    <style:style style:name="P93" style:parent-style-name="Textbody" style:family="paragraph">
      <style:paragraph-properties fo:margin-bottom="0.052in" fo:line-height="150%"/>
      <style:text-properties fo:color="#555555"/>
    </style:style>
    <style:style style:name="P94" style:parent-style-name="Textbody" style:family="paragraph">
      <style:paragraph-properties fo:margin-bottom="0.052in" fo:line-height="150%"/>
      <style:text-properties fo:color="#555555"/>
    </style:style>
    <style:style style:name="P95" style:parent-style-name="Textbody" style:family="paragraph">
      <style:paragraph-properties fo:margin-bottom="0.052in" fo:line-height="150%"/>
      <style:text-properties fo:color="#555555"/>
    </style:style>
    <style:style style:name="P96" style:parent-style-name="Textbody" style:family="paragraph">
      <style:paragraph-properties fo:margin-bottom="0.052in" fo:line-height="150%"/>
      <style:text-properties fo:color="#555555"/>
    </style:style>
    <style:style style:name="P97" style:parent-style-name="Textbody" style:family="paragraph">
      <style:paragraph-properties fo:margin-bottom="0.052in" fo:line-height="150%"/>
      <style:text-properties fo:color="#555555"/>
    </style:style>
    <style:style style:name="P98" style:parent-style-name="Textbody" style:family="paragraph">
      <style:paragraph-properties fo:margin-bottom="0.052in" fo:line-height="150%"/>
      <style:text-properties fo:color="#555555"/>
    </style:style>
    <style:style style:name="P99" style:parent-style-name="Textbody" style:family="paragraph">
      <style:paragraph-properties fo:margin-bottom="0.052in" fo:line-height="150%"/>
      <style:text-properties fo:color="#555555"/>
    </style:style>
    <style:style style:name="P100" style:parent-style-name="Textbody" style:family="paragraph">
      <style:paragraph-properties fo:margin-bottom="0.052in" fo:line-height="150%"/>
      <style:text-properties fo:color="#555555"/>
    </style:style>
    <style:style style:name="P101" style:parent-style-name="Textbody" style:family="paragraph">
      <style:paragraph-properties fo:margin-bottom="0.052in" fo:line-height="150%"/>
      <style:text-properties fo:color="#555555"/>
    </style:style>
    <style:style style:name="P102" style:parent-style-name="Textbody" style:family="paragraph">
      <style:paragraph-properties fo:margin-bottom="0.052in" fo:line-height="150%"/>
      <style:text-properties fo:color="#555555"/>
    </style:style>
    <style:style style:name="P103" style:parent-style-name="Textbody" style:family="paragraph">
      <style:paragraph-properties fo:margin-bottom="0.052in" fo:line-height="150%"/>
      <style:text-properties fo:color="#555555"/>
    </style:style>
    <style:style style:name="P104" style:parent-style-name="Textbody" style:family="paragraph">
      <style:paragraph-properties fo:margin-bottom="0.052in" fo:line-height="150%"/>
      <style:text-properties fo:color="#555555"/>
    </style:style>
    <style:style style:name="P105" style:parent-style-name="Textbody" style:family="paragraph">
      <style:paragraph-properties fo:margin-bottom="0.052in" fo:line-height="150%"/>
      <style:text-properties fo:color="#555555"/>
    </style:style>
    <style:style style:name="P106" style:parent-style-name="Textbody" style:family="paragraph">
      <style:paragraph-properties fo:margin-bottom="0.052in" fo:line-height="150%"/>
      <style:text-properties fo:color="#555555"/>
    </style:style>
    <style:style style:name="P107" style:parent-style-name="Textbody" style:family="paragraph">
      <style:paragraph-properties fo:margin-bottom="0.052in" fo:line-height="150%"/>
      <style:text-properties fo:color="#555555"/>
    </style:style>
    <style:style style:name="P108" style:parent-style-name="Textbody" style:family="paragraph">
      <style:paragraph-properties fo:margin-bottom="0.052in" fo:line-height="150%"/>
      <style:text-properties fo:color="#555555"/>
    </style:style>
    <style:style style:name="P109" style:parent-style-name="Textbody" style:family="paragraph">
      <style:paragraph-properties fo:margin-bottom="0.052in" fo:line-height="150%"/>
      <style:text-properties fo:color="#555555"/>
    </style:style>
  </office:automatic-styles>
  <office:body>
    <office:text text:use-soft-page-breaks="true">
      <text:p text:style-name="P1"/>
      <text:p text:style-name="P2">IMAGE SOURCES</text:p>
      <text:p text:style-name="Standard"/>
      <text:p text:style-name="P3">Image: \streal\images\smart_speakers\group_photo\smart_speakers.jpg</text:p>
      <text:p text:style-name="P4">Source:<text:s/><text:a xlink:href="https://www.pcmag.com/article/357520/the-best-smart-speakers" office:target-frame-name="_top" xlink:show="replace">https://www.pcmag.com/article/357520/the-best-smart-speakers</text:a></text:p>
      <text:p text:style-name="P5">=======================================================================</text:p>
      <text:p text:style-name="P6">Image: \streal\images\smart_phones\samsung\samsung_galaxy.jpg</text:p>
      <text:p text:style-name="P7">Source:<text:s/><text:a xlink:href="https://www.pexels.com/photo/silver-samsung-galaxy-smartphone-on-top-of-brown-wooden-table-214488/" office:target-frame-name="_top" xlink:show="replace">https://www.pexels.com/photo/silver-samsung-galaxy-smartphone-on-top-of-brown-wooden-table-214488/</text:a></text:p>
      <text:p text:style-name="P8">License:<text:s/><text:span text:style-name="T9">CC0 License</text:span></text:p>
      <text:p text:style-name="P10">✓<text:s/>Free for personal and commercial use</text:p>
      <text:p text:style-name="P11"><text:span text:style-name="T12">✓</text:span><text:span text:style-name="T13"><text:s/></text:span><text:span text:style-name="T14">No attribution required</text:span></text:p>
      <text:p text:style-name="P15">=======================================================================</text:p>
      <text:p text:style-name="P16">Image: \streal\images\smart_phones\iphone\iphone.jpg</text:p>
      <text:p text:style-name="P17">Source:<text:s/><text:a xlink:href="https://www.pexels.com/photo/space-gray-iphone-8-818043/" office:target-frame-name="_top" xlink:show="replace">https://www.pexels.com/photo/space-gray-iphone-8-818043/</text:a></text:p>
      <text:p text:style-name="P18">License:<text:s/><text:span text:style-name="T19">CC0 License</text:span></text:p>
      <text:p text:style-name="P20">✓<text:s/>Free for personal and commercial use</text:p>
      <text:p text:style-name="P21"><text:span text:style-name="T22">✓</text:span><text:span text:style-name="T23"><text:s/></text:span><text:span text:style-name="T24">No attribution required</text:span></text:p>
      <text:p text:style-name="P25">=======================================================================</text:p>
      <text:p text:style-name="P26">Image: \streal\images\smart_watches\apple_watch\apple_watch.jpg</text:p>
      <text:p text:style-name="P27">Source:<text:s/><text:a xlink:href="https://www.pexels.com/photo/apple-apple-watch-equipment-gadget-277406/" office:target-frame-name="_top" xlink:show="replace">https://www.pexels.com/photo/apple-apple-watch-equipment-gadget-277406/</text:a></text:p>
      <text:h text:style-name="P28" text:outline-level="2">Licence: CC0 License</text:h>
      <text:p text:style-name="P29">✓<text:s/>Free for personal and commercial use</text:p>
      <text:p text:style-name="P30"><text:span text:style-name="T31">✓</text:span><text:span text:style-name="T32"><text:s/></text:span><text:span text:style-name="T33">No attribution required</text:span></text:p>
      <text:p text:style-name="P34">=======================================================================</text:p>
      <text:p text:style-name="P35">Image: \streal\images\gaming_mice\logitech_g502.jpg</text:p>
      <text:p text:style-name="P36">Source:<text:s/><text:a xlink:href="https://www.flickr.com/photos/51641795@N08/24833739439" office:target-frame-name="_top" xlink:show="replace">https://www.flickr.com/photos/51641795@N08/24833739439</text:a></text:p>
      <text:p text:style-name="P37">Licence: Some rights reserved // Attribution 2.0 Generic (CC BY 2.0)</text:p>
      <text:p text:style-name="P38">=======================================================================</text:p>
      <text:p text:style-name="Standard"/>
      <text:p text:style-name="P39"/>
      <text:p text:style-name="P40"/>
      <text:p text:style-name="P41"/>
      <text:p text:style-name="P42">Image: \streal\images\pc_screens\pc_monitor.jpgSource:<text:s/><text:a xlink:href="https://www.flickr.com/photos/samsungtomorrow/15947355170/in/photolist-qidn6u-qzAA32-5njEBt-68F9cQ-ed7M45-rDM3SF-qL7T2a-rgeXvF-ri18k9-qBxGHv-5B3gKj-KmrirQ-8grkXj-6BzSc1-7U9YpL-6C7S53-7SBYUk-587zbz-5hygTA-cjhDRh-5i8ZAA-5i8ZvA-5xP7Hs-5v4D74-caR8nd-5i4DBD-au2jhs-ck6hD9-W9xToR-5m5PjW-ctw4mE-5m5Pph-5hPBJY-6jS7DQ-cttiCW-5m5Ptf-5iX6HH-6FejLa-cwW1SQ-d4zHVL-6jNe5t-d4AD67-d92EYC-5i4DMz-6jrVza-5jjYCF-5eM3NG-6eyLxe-5m1xre-5htVjc" office:target-frame-name="_top" xlink:show="replace">https://www.flickr.com/photos/samsungtomorrow/15947355170/in/photolist-qidn6u-qzAA32-5njEBt-68F9cQ-ed7M45-rDM3SF-qL7T2a-rgeXvF-ri18k9-qBxGHv-5B3gKj-KmrirQ-8grkXj-6BzSc1-7U9YpL-6C7S53-7SBYUk-587zbz-5hygTA-cjhDRh-5i8ZAA-5i8ZvA-5xP7Hs-5v4D74-caR8nd-5i4DBD-au2jhs-ck6hD9-W9xToR-5m5PjW-ctw4mE-5m5Pph-5hPBJY-6jS7DQ-cttiCW-5m5Ptf-5iX6HH-6FejLa-cwW1SQ-d4zHVL-6jNe5t-d4AD67-d92EYC-5i4DMz-6jrVza-5jjYCF-5eM3NG-6eyLxe-5m1xre-5htVjc</text:a></text:p>
      <text:p text:style-name="P43">Licence: Some rights reserved // Attribution 2.0 Generic (CC BY 2.0)</text:p>
      <text:p text:style-name="P44">=======================================================================</text:p>
      <text:p text:style-name="P45">Image: \streal\images\laptops\macbook\macbook_air.jpg</text:p>
      <text:p text:style-name="P46">Source:<text:s/><text:a xlink:href="https://www.pexels.com/photo/macbook-air-191158/" office:target-frame-name="_top" xlink:show="replace">https://www.pexels.com/photo/macbook-air-191158/</text:a></text:p>
      <text:p text:style-name="P47">Licence:<text:s/><text:span text:style-name="T48">CC0 License</text:span></text:p>
      <text:p text:style-name="P49">✓<text:s/>Free for personal and commercial use</text:p>
      <text:p text:style-name="P50">✓<text:s/>No attribution required</text:p>
      <text:p text:style-name="P51">=======================================================================<text:s/>Image:\streal\images\computers\computer.jpg</text:p>
      <text:p text:style-name="P52">Source:<text:s/><text:a xlink:href="https://negativespace.co/widescreen-hd-monitor-computer-desktop-purple-light-desk/" office:target-frame-name="_top" xlink:show="replace">https://negativespace.co/widescreen-hd-monitor-computer-desktop-purple-light-desk/</text:a></text:p>
      <text:p text:style-name="P53">Licence: Free Use (Taken by<text:s/><text:span text:style-name="T54">Redd Angelo)</text:span></text:p>
      <text:p text:style-name="P55">=======================================================================</text:p>
      <text:p text:style-name="P56">Image:\streal\images\keyboards\keyboard.jpg</text:p>
      <text:p text:style-name="P57">Source:<text:s/><text:a xlink:href="https://www.pexels.com/photo/black-lighted-gaming-keyboard-841228/" office:target-frame-name="_top" xlink:show="replace">https://www.pexels.com/photo/black-lighted-gaming-keyboard-841228/</text:a></text:p>
      <text:p text:style-name="P58">Licence:<text:s/><text:span text:style-name="T59">CC0 License</text:span></text:p>
      <text:p text:style-name="P60">✓<text:s/>Free for personal and commercial use</text:p>
      <text:p text:style-name="P61"><text:span text:style-name="T62">✓</text:span><text:span text:style-name="T63"><text:s/></text:span><text:span text:style-name="T64">No attribution required</text:span></text:p>
      <text:p text:style-name="P65">=======================================================================</text:p>
      <text:p text:style-name="P66">image: \streal\images\laptops\samsunglaptop.jpg</text:p>
      <text:p text:style-name="P67">Source:<text:a xlink:href="https://www.pexels.com/photo/white-samsung-laptop-computer-showing-smartphones-163141/" office:target-frame-name="_top" xlink:show="replace">https://www.pexels.com/photo/white-samsung-laptop-computer-showing-smartphones-163141/</text:a></text:p>
      <text:p text:style-name="P68">Licence:<text:s/><text:span text:style-name="T69">CC0 License</text:span></text:p>
      <text:p text:style-name="P70">✓<text:s/>Free for personal and commercial use</text:p>
      <text:p text:style-name="P71"><text:span text:style-name="T72">✓</text:span><text:span text:style-name="T73"><text:s/></text:span><text:span text:style-name="T74">No attribution required</text:span></text:p>
      <text:p text:style-name="P75">========================================================================</text:p>
      <text:p text:style-name="P76"/>
      <text:p text:style-name="P77"/>
      <text:p text:style-name="P78">image:<text:s/>\streal\images\gaming_consoles\nintendo_switch\nintendo_switch.jpg</text:p>
      <text:p text:style-name="P79"><text:span text:style-name="T80">Source:<text:s/></text:span><text:a xlink:href="https://www.flickr.com/photos/like_the_grand_canyon/39668127421/in/photolist-23rkwgp-Mrg6Ry-Jo1vFp-SbrFnS-MrqXUk-Szvere-UjPSjK-SwS2DJ-U8h5kz-SaFDV7-QB5kiY-UVUcVk-SwRDXN-RkmTgA-SrHxnn-RwCBAi-SzviPc-PWmAbj-Ru7enU-Szh5LV-EVtCWY-USmwFu-USvm5r-SEe9ip-RukPPo-VdyErj-SVqoa8-TGKGhj-N3Rq3G-Mxk4zV-NvbgmV-WorM47-Mxga1n-SB8D2B-23QXv8M-YdLHFa-Wndm2W-QYKayg-22EfqsU-Tap3Tn-21Bc4M8-FWBNUK-SVPtgg-SbZMpo-22U7YXJ-SGZkfq-SLz6Kx-SnLsP3-T2fzKi-ULw2Av" office:target-frame-name="_top" xlink:show="replace"><text:span text:style-name="T81">https://www.flickr.com/photos/like_the_grand_canyon/39668127421/in/photolist-23rkwgp-Mrg6Ry-Jo1vFp-SbrFnS-MrqXUk-Szvere-UjPSjK-SwS2DJ-U8h5kz-SaFDV7-QB5kiY-UVUcVk-SwRDXN-RkmTgA-SrHxnn-RwCBAi-SzviPc-PWmAbj-Ru7enU-Szh5LV-EVtCWY-USmwFu-USvm5r-SEe9i</text:span><text:span text:style-name="T82">p-RukPPo-VdyErj-SVqoa8-TGKGhj-N3Rq3G-Mxk4zV-NvbgmV-WorM47-Mxga1n-SB8D2B-23QXv8M-YdLHFa-Wndm2W-QYKayg-22EfqsU-Tap3Tn-21Bc4M8-FWBNUK-SVPtgg-SbZMpo-22U7YXJ-SGZkfq-SLz6Kx-SnLsP3-T2fzKi-ULw2Av</text:span></text:a></text:p>
      <text:p text:style-name="P83">Licence: Attribution-NonCommercial 2.0 Generic (CC BY-NC 2.0)</text:p>
      <text:p text:style-name="P84">========================================================================</text:p>
      <text:p text:style-name="P85">Image: \streal\images\gaming_consoles\playstation_4\playstation_4.jpg</text:p>
      <text:p text:style-name="P86">Source: google search</text:p>
      <text:p text:style-name="P87">Licence: Free use with changes</text:p>
      <text:p text:style-name="P88">========================================================================</text:p>
      <text:p text:style-name="P89">Image: \streal\images\gaming_consoles\xbox_one\xbox_one_s.jpg</text:p>
      <text:p text:style-name="P90">Source: google search</text:p>
      <text:p text:style-name="P91">Licence: Free use with changes</text:p>
      <text:p text:style-name="P92">========================================================================</text:p>
      <text:p text:style-name="P93">Image: \streal\images\gaming_consoles\xbox_one\xbox_one_x.jpg</text:p>
      <text:p text:style-name="P94">Source: google search</text:p>
      <text:p text:style-name="P95">Licence: Free use with changes</text:p>
      <text:p text:style-name="P96">========================================================================</text:p>
      <text:p text:style-name="P97">Image: \streal\images\smart_speakers\group_photo\smart_speakers.jpg</text:p>
      <text:p text:style-name="P98">Source: google search</text:p>
      <text:p text:style-name="P99">Licence: Free use with changes</text:p>
      <text:p text:style-name="P100">========================================================================</text:p>
      <text:p text:style-name="P101">Image: \streal\images\gaming_mice\logitech_g502.jpg</text:p>
      <text:p text:style-name="P102">Source: google search</text:p>
      <text:p text:style-name="P103">Licence: Free use with changes</text:p>
      <text:p text:style-name="P104">========================================================================</text:p>
      <text:p text:style-name="P105">Image: \streal\images\gaming_mice\razer_mouse.jpg</text:p>
      <text:p text:style-name="P106">Source: google search</text:p>
      <text:p text:style-name="P107">Licence: Free use with changes</text:p>
      <text:p text:style-name="P108">========================================================================</text:p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pple-system, BlinkMacSystemFon" svg:font-family="apple-system, BlinkMacSystemFon" style:font-family-generic="system"/>
    <style:font-face style:name="raleway, Helvetica, Arial, sans" svg:font-family="raleway, Helvetica, Arial, sans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Lucida Sans Unicode" style:font-name-complex="Tahoma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ian Honningdal Leira</meta:initial-creator>
    <dc:creator>Christian Honningdal Leira</dc:creator>
    <meta:creation-date>2018-03-20T11:41:00Z</meta:creation-date>
    <dc:date>2018-03-22T11:35:00Z</dc:date>
    <meta:template xlink:href="Normal.dotm" xlink:type="simple"/>
    <meta:editing-cycles>7</meta:editing-cycles>
    <meta:editing-duration>PT3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3" meta:word-count="976" meta:character-count="6531" meta:row-count="46" meta:non-whitespace-character-count="5568"/>
  </office:meta>
</office:document-meta>
</file>